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77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363cm"/>
    </style:style>
    <style:style style:name="co5" style:family="table-column">
      <style:table-column-properties fo:break-before="auto" style:column-width="0.277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6.271cm"/>
    </style:style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2.529cm"/>
    </style:style>
    <style:style style:name="co14" style:family="table-column">
      <style:table-column-properties fo:break-before="auto" style:column-width="2.1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02cm solid #000000"/>
      <style:text-properties fo:color="#2a00ff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7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office:value-type="string">
            <text:p>Arr[4]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Arr[5]</text:p>
          </table:table-cell>
          <table:table-cell table:number-columns-repeated="2"/>
          <table:table-cell table:style-name="ce1" office:value-type="string">
            <text:p>vijay</text:p>
          </table:table-cell>
          <table:table-cell table:style-name="ce1" office:value-type="string">
            <text:p>kumar</text:p>
          </table:table-cell>
          <table:table-cell table:style-name="ce1" office:value-type="string">
            <text:p>rethu</text:p>
          </table:table-cell>
          <table:table-cell table:style-name="ce1" office:value-type="string">
            <text:p>kavali</text:p>
          </table:table-cell>
          <table:table-cell table:style-name="ce1" office:value-type="string">
            <text:p>nellore</text:p>
          </table:table-cell>
          <table:table-cell table:number-columns-repeated="3"/>
          <table:table-cell table:style-name="ce2" office:value-type="string">
            <text:p>Username</text:p>
          </table:table-cell>
          <table:table-cell table:style-name="ce2" office:value-type="string">
            <text:p>Passwor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Arr1[2][2]</text:p>
          </table:table-cell>
          <table:table-cell/>
          <table:table-cell office:value-type="float" office:value="0">
            <text:p>0</text:p>
          </table:table-cell>
          <table:table-cell table:style-name="ce1" table:number-columns-repeated="2"/>
          <table:table-cell table:number-columns-repeated="4"/>
          <table:table-cell office:value-type="float" office:value="0">
            <text:p>0</text:p>
          </table:table-cell>
          <table:table-cell/>
          <table:table-cell table:style-name="ce1" office:value-type="string">
            <text:p>vjay451</text:p>
          </table:table-cell>
          <table:table-cell table:style-name="ce3" office:value-type="string">
            <text:p>password11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1" table:number-columns-repeated="2"/>
          <table:table-cell table:number-columns-repeated="4"/>
          <table:table-cell office:value-type="float" office:value="1">
            <text:p>1</text:p>
          </table:table-cell>
          <table:table-cell/>
          <table:table-cell table:style-name="ce3" office:value-type="string">
            <text:p>Kumar112</text:p>
          </table:table-cell>
          <table:table-cell table:style-name="ce3" office:value-type="string">
            <text:p>password11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rr1[1][1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Arr2[3][2]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Steps</text:p>
          </table:table-cell>
          <table:table-cell office:value-type="string">
            <text:p>Keyword</text:p>
          </table:table-cell>
          <table:table-cell office:value-type="string">
            <text:p>WebElement</text:p>
          </table:table-cell>
          <table:table-cell office:value-type="string">
            <text:p>Testdata</text:p>
          </table:table-cell>
          <table:table-cell office:value-type="string">
            <text:p>Execute</text:p>
          </table:table-cell>
        </table:table-row>
        <table:table-row table:style-name="ro1">
          <table:table-cell office:value-type="string">
            <text:p>1.Launch the browser</text:p>
          </table:table-cell>
          <table:table-cell office:value-type="string">
            <text:p>Launch</text:p>
          </table:table-cell>
          <table:table-cell/>
          <table:table-cell office:value-type="string">
            <text:p>Chrom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2.Navigate to the page</text:p>
          </table:table-cell>
          <table:table-cell office:value-type="string">
            <text:p>NavigateTo</text:p>
          </table:table-cell>
          <table:table-cell/>
          <table:table-cell office:value-type="string">
            <text:p>url</text:p>
          </table:table-cell>
          <table:table-cell/>
        </table:table-row>
        <table:table-row table:style-name="ro1">
          <table:table-cell office:value-type="string">
            <text:p>2.Enter username</text:p>
          </table:table-cell>
          <table:table-cell office:value-type="string">
            <text:p>Web_Edit</text:p>
          </table:table-cell>
          <table:table-cell office:value-type="string">
            <text:p>usrname</text:p>
          </table:table-cell>
          <table:table-cell office:value-type="string">
            <text:p>vjay451</text:p>
          </table:table-cell>
          <table:table-cell/>
        </table:table-row>
        <table:table-row table:style-name="ro1">
          <table:table-cell office:value-type="string">
            <text:p>2.Enter password</text:p>
          </table:table-cell>
          <table:table-cell office:value-type="string">
            <text:p>Web_Edit</text:p>
          </table:table-cell>
          <table:table-cell office:value-type="string">
            <text:p>pssword</text:p>
          </table:table-cell>
          <table:table-cell office:value-type="string">
            <text:p>password</text:p>
          </table:table-cell>
          <table:table-cell/>
        </table:table-row>
        <table:table-row table:style-name="ro1">
          <table:table-cell office:value-type="string">
            <text:p>Click on login button</text:p>
          </table:table-cell>
          <table:table-cell office:value-type="string">
            <text:p>Web_Button</text:p>
          </table:table-cell>
          <table:table-cell office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>
            <text:p>Validate success message</text:p>
          </table:table-cell>
          <table:table-cell office:value-type="string">
            <text:p>Login_Valid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c 2</text:p>
          </table:table-cell>
          <table:table-cell table:number-columns-repeated="3"/>
          <table:table-cell office:value-type="string">
            <text:p>No</text:p>
          </table:table-cell>
        </table:table-row>
      </table:table>
      <table:table table:name="Sheet3" table:style-name="ta1" table:print="false"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15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num</text:p>
          </table:table-cell>
          <table:table-cell table:number-columns-repeated="2"/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0">
            <text:p>3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arr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" office:value-type="float" office:value="65">
            <text:p>65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0">
            <text:p>90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str</text:p>
          </table:table-cell>
          <table:table-cell office:value-type="string">
            <text:p>str3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>
            <text:p>Vijay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str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>
            <text:p>Kumar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cus</text:p>
          </table:table-cell>
          <table:table-cell office:value-type="string">
            <text:p>windowhand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focus</text:p>
          </table:table-cell>
          <table:table-cell table:style-name="ce1" office:value-type="string">
            <text:p>parent</text:p>
          </table:table-cell>
          <table:table-cell table:number-columns-repeated="5"/>
          <table:table-cell office:value-type="string">
            <text:p>s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foucs</text:p>
          </table:table-cell>
          <table:table-cell table:style-name="ce1" office:value-type="string">
            <text:p>Child</text:p>
          </table:table-cell>
          <table:table-cell table:number-columns-repeated="5"/>
          <table:table-cell table:style-name="ce1" office:value-type="string">
            <text:p>Welcome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s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" office:value-type="string">
            <text:p>Welcome</text:p>
          </table:table-cell>
          <table:table-cell table:style-name="ce1"/>
          <table:table-cell table:number-columns-repeated="101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datArr</text:p>
          </table:table-cell>
          <table:table-cell/>
          <table:table-cell office:value-type="string">
            <text:p>Username</text:p>
          </table:table-cell>
          <table:table-cell office:value-type="string">
            <text:p>Password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1 test data</text:p>
          </table:table-cell>
          <table:table-cell office:value-type="float" office:value="0">
            <text:p>0</text:p>
          </table:table-cell>
          <table:table-cell office:value-type="string">
            <text:p>Vjay451</text:p>
          </table:table-cell>
          <table:table-cell office:value-type="string">
            <text:p>Correctpwd</text:p>
          </table:table-cell>
          <table:table-cell/>
          <table:table-cell office:value-type="string">
            <text:p>correct user correct pwd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>
            <text:p>2<text:span text:style-name="T1">nd</text:span> test data</text:p>
          </table:table-cell>
          <table:table-cell office:value-type="float" office:value="1">
            <text:p>1</text:p>
          </table:table-cell>
          <table:table-cell office:value-type="string">
            <text:p>Kumar123</text:p>
          </table:table-cell>
          <table:table-cell office:value-type="string">
            <text:p>Wrongpwd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>
            <text:p>3<text:span text:style-name="T1">rd</text:span> data</text:p>
          </table:table-cell>
          <table:table-cell office:value-type="float" office:value="2">
            <text:p>2</text:p>
          </table:table-cell>
          <table:table-cell office:value-type="string">
            <text:p>Doestnotexist</text:p>
          </table:table-cell>
          <table:table-cell office:value-type="string">
            <text:p>wrongpwd11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string">
            <text:p>arr</text:p>
          </table:table-cell>
          <table:table-cell table:style-name="ce1" office:value-type="string">
            <text:p>vijay</text:p>
          </table:table-cell>
          <table:table-cell table:style-name="ce1" office:value-type="string">
            <text:p>kumar</text:p>
          </table:table-cell>
          <table:table-cell table:style-name="ce1" office:value-type="string">
            <text:p>dinesh</text:p>
          </table:table-cell>
          <table:table-cell table:style-name="ce1" office:value-type="string">
            <text:p>sindu</text:p>
          </table:table-cell>
          <table:table-cell table:style-name="ce1" office:value-type="string">
            <text:p>arujin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DatArr[0][0]</text:p>
          </table:table-cell>
          <table:table-cell table:number-columns-repeated="1017"/>
        </table:table-row>
        <table:table-row table:style-name="ro1">
          <table:table-cell table:number-columns-repeated="13"/>
          <table:table-cell office:value-type="string">
            <text:p>arr[0]</text:p>
          </table:table-cell>
          <table:table-cell office:value-type="string">
            <text:p>Arr[2]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>
            <text:p>DarArr[0][1]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3/09/2022</text:date>, <text:time>09:2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9M55S</meta:editing-duration>
    <meta:editing-cycles>16</meta:editing-cycles>
    <meta:generator>OpenOffice/4.1.11$Win32 OpenOffice.org_project/4111m1$Build-9808</meta:generator>
    <dc:date>2022-09-23T09:28:11.01</dc:date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